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/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3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2" table:default-cell-style-name="ce26"/>
        <table:table-column table:style-name="co2" table:default-cell-style-name="ce29"/>
        <table:table-column table:style-name="co2" table:number-columns-repeated="2" table:default-cell-style-name="Default"/>
        <table:table-column table:style-name="co2" table:default-cell-style-name="ce26"/>
        <table:table-column table:style-name="co2" table:default-cell-style-name="ce40"/>
        <table:table-column table:style-name="co2" table:default-cell-style-name="ce23"/>
        <table:table-column table:style-name="co2" table:number-columns-repeated="3" table:default-cell-style-name="Default"/>
        <table:table-column table:style-name="co2" table:default-cell-style-name="ce29"/>
        <table:table-column table:style-name="co2" table:number-columns-repeated="51" table:default-cell-style-name="Default"/>
        <table:table-row table:style-name="ro1">
          <table:table-cell table:style-name="ce21" office:value-type="string" calcext:value-type="string">
            <text:p>exercise</text:p>
          </table:table-cell>
          <table:table-cell table:style-name="ce21" office:value-type="string" calcext:value-type="string">
            <text:p>upper</text:p>
          </table:table-cell>
          <table:table-cell table:style-name="ce24" office:value-type="string" calcext:value-type="string">
            <text:p>lower</text:p>
          </table:table-cell>
          <table:table-cell table:style-name="ce27" office:value-type="string" calcext:value-type="string">
            <text:p>core</text:p>
          </table:table-cell>
          <table:table-cell table:style-name="ce24" office:value-type="string" calcext:value-type="string">
            <text:p>strength</text:p>
          </table:table-cell>
          <table:table-cell table:style-name="ce24" office:value-type="string" calcext:value-type="string">
            <text:p>cardio</text:p>
          </table:table-cell>
          <table:table-cell table:style-name="ce32" office:value-type="string" calcext:value-type="string">
            <text:p>mobility</text:p>
          </table:table-cell>
          <table:table-cell table:style-name="ce35" office:value-type="string" calcext:value-type="string">
            <text:p>difficulty</text:p>
          </table:table-cell>
          <table:table-cell table:style-name="ce21" office:value-type="string" calcext:value-type="string">
            <text:p>weights</text:p>
          </table:table-cell>
          <table:table-cell table:style-name="ce24" office:value-type="string" calcext:value-type="string">
            <text:p>bank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floor</text:p>
          </table:table-cell>
          <table:table-cell table:style-name="ce27" office:value-type="string" calcext:value-type="string">
            <text:p>outdoor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pairwise</text:p>
          </table:table-cell>
          <table:table-cell table:style-name="ce2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4" office:value-type="string" calcext:value-type="string">
            <text:p>instructions</text:p>
          </table:table-cell>
          <table:table-cell table:style-name="ce2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3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ace Down Thumbs Up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stomach; lie your arms in an L form 90° on the floor, with your hands making thumbs up; move your elbows and hands up and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umbbell Row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d forwards with a straight back and your knees lightly bend; pull the weights up while keeping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ach Through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take your right arm and reach through the left side; return and open up with reaching the right arm up; repeat with other arm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Hip Thrus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back and put your heels on a bench; your knees are bend 90 deg; keep you core tight while pushing your hips up; lower the hips agai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lds Greatest Stretch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right foot and left hand at front; move your right elbow to the right heel; then open to your right side and point with your right arm up; repeat on other side;</text:p>
          </table:table-cell>
          <table:table-cell table:number-columns-repeated="46"/>
        </table:table-row>
        <table:table-row table:style-name="ro1" table:number-rows-repeated="43">
          <table:table-cell/>
          <table:table-cell table:style-name="ce22"/>
          <table:table-cell table:style-name="ce25"/>
          <table:table-cell table:style-name="ce28"/>
          <table:table-cell table:style-name="ce31" table:number-columns-repeated="2"/>
          <table:table-cell table:style-name="ce25"/>
          <table:table-cell table:style-name="ce38"/>
          <table:table-cell table:number-columns-repeated="56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129">
            <calcext:color-scale>
              <calcext:color-scale-entry calcext:value="0" calcext:type="minimum" calcext:color="#ffffff"/>
              <calcext:color-scale-entry calcext:value="0" calcext:type="maximum" calcext:color="#ffd0b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4-04-15T18:28:01.565140401</dc:date>
    <meta:editing-duration>P56DT11H9M32S</meta:editing-duration>
    <meta:editing-cycles>290</meta:editing-cycles>
    <meta:document-statistic meta:table-count="1" meta:cell-count="986" meta:object-count="0"/>
  </office:meta>
</office:document-meta>
</file>